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2.5335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2.7264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1181in"/>
    </style:style>
    <style:style style:name="co13" style:family="table-column">
      <style:table-column-properties fo:break-before="auto" style:column-width="3.0161in"/>
    </style:style>
    <style:style style:name="co14" style:family="table-column">
      <style:table-column-properties fo:break-before="auto" style:column-width="12.7299in"/>
    </style:style>
    <style:style style:name="co15" style:family="table-column">
      <style:table-column-properties fo:break-before="auto" style:column-width="0.6689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My_20_Lists_20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8e8e8" style:text-align-source="fix" style:repeat-content="false" fo:wrap-option="wrap" fo:border="0.74pt solid #939393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fo:border="0.74pt solid #93939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74pt solid #939393"/>
    </style:style>
    <style:style style:name="ce4" style:family="table-cell" style:parent-style-name="Default" style:data-style-name="N0">
      <style:table-cell-properties fo:background-color="#e8e8e8" fo:wrap-option="wrap" fo:border="0.74pt solid #939393" style:rotation-align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ackground-color="#e8e8e8" fo:border="0.74pt solid #939393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74pt solid #939393"/>
    </style:style>
    <style:style style:name="ce7" style:family="table-cell" style:parent-style-name="Default">
      <style:table-cell-properties fo:background-color="#ffffff" fo:wrap-option="wrap" fo:border="0.74pt solid #939393"/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 Lists Work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16368" table:default-cell-style-name="ce3"/>
        <table:table-row table:style-name="ro1">
          <table:table-cell table:style-name="ce1" office:value-type="string" calcext:value-type="string">
            <text:p>I</text:p>
          </table:table-cell>
          <table:table-cell table:style-name="ce4" office:value-type="string" calcext:value-type="string">
            <text:p>Digi-Key Part #</text:p>
          </table:table-cell>
          <table:table-cell table:style-name="ce4" office:value-type="string" calcext:value-type="string">
            <text:p>Manufacturer Part #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Req QTY</text:p>
          </table:table-cell>
          <table:table-cell table:style-name="ce4" office:value-type="string" calcext:value-type="string">
            <text:p>Pack QTY</text:p>
          </table:table-cell>
          <table:table-cell table:style-name="ce4" office:value-type="string" calcext:value-type="string">
            <text:p>Pack Type</text:p>
          </table:table-cell>
          <table:table-cell table:style-name="ce4" office:value-type="string" calcext:value-type="string">
            <text:p>Unit Price</text:p>
          </table:table-cell>
          <table:table-cell table:style-name="ce4" office:value-type="string" calcext:value-type="string">
            <text:p>Extended Price</text:p>
          </table:table-cell>
          <table:table-cell table:style-name="ce4" office:value-type="string" calcext:value-type="string">
            <text:p>Min QTY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Stock Status</text:p>
          </table:table-cell>
          <table:table-cell table:style-name="ce4" office:value-type="string" calcext:value-type="string">
            <text:p>Customer Reference</text:p>
          </table:table-cell>
          <table:table-cell table:style-name="ce4" office:value-type="string" calcext:value-type="string">
            <text:p>Manufacturer Name</text:p>
          </table:table-cell>
          <table:table-cell table:style-name="ce4" office:value-type="string" calcext:value-type="string">
            <text:p>Datasheet</text:p>
          </table:table-cell>
          <table:table-cell table:style-name="ce6"/>
          <table:table-cell table:style-name="ce7" table:number-columns-repeated="1636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6-PCM1821IRTERCT-ND</text:p>
          </table:table-cell>
          <table:table-cell table:style-name="ce5" office:value-type="string" calcext:value-type="string">
            <text:p>PCM1821IRTER</text:p>
          </table:table-cell>
          <table:table-cell table:style-name="ce2" office:value-type="string" calcext:value-type="string">
            <text:p>STEREO-CHANNEL, 32-BIT, 192-KHZ,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.05000</text:p>
          </table:table-cell>
          <table:table-cell table:style-name="ce2" office:value-type="string" calcext:value-type="string">
            <text:p>$4.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57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general/docs/suppproductinfo.tsp?distId=10&amp;gotoUrl=https://www.ti.com/lit/gpn/pcm1821" xlink:type="simple">https://www.ti.com/general/docs/suppproductinfo.tsp?distId=10&amp;gotoUrl=https://www.ti.com/lit/gpn/pcm1821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97-18547-ND</text:p>
          </table:table-cell>
          <table:table-cell table:style-name="ce5" office:value-type="string" calcext:value-type="string">
            <text:p>STM32F412VET3</text:p>
          </table:table-cell>
          <table:table-cell table:style-name="ce2" office:value-type="string" calcext:value-type="string">
            <text:p>IC MCU 32BIT 512KB FLASH 100LQF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12.40000</text:p>
          </table:table-cell>
          <table:table-cell table:style-name="ce2" office:value-type="string" calcext:value-type="string">
            <text:p>$12.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<text:a xlink:href="https://www.st.com/content/ccc/resource/technical/document/datasheet/15/90/07/b3/8c/10/4e/95/DM00213872.pdf/files/DM00213872.pdf/jcr:content/translations/en.DM00213872.pdf" xlink:type="simple">https://www.st.com/content/ccc/resource/technical/document/datasheet/15/90/07/b3/8c/10/4e/95/DM00213872.pdf/files/DM00213872.pdf/jcr:content/translations/en.DM0021387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01-2016-1-ND</text:p>
          </table:table-cell>
          <table:table-cell table:style-name="ce5" office:value-type="string" calcext:value-type="string">
            <text:p>PCM12SMTR</text:p>
          </table:table-cell>
          <table:table-cell table:style-name="ce2" office:value-type="string" calcext:value-type="string">
            <text:p>SWITCH SLIDE SPDT 300MA 6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93000</text:p>
          </table:table-cell>
          <table:table-cell table:style-name="ce2" office:value-type="string" calcext:value-type="string">
            <text:p>$0.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,29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C&amp;K</text:p>
          </table:table-cell>
          <table:table-cell table:style-name="ce2" office:value-type="string" calcext:value-type="string">
            <text:p><text:a xlink:href="https://www.ckswitches.com/media/1424/pcm.pdf" xlink:type="simple">https://www.ckswitches.com/media/1424/pcm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68-4066-1-ND</text:p>
          </table:table-cell>
          <table:table-cell table:style-name="ce5" office:value-type="string" calcext:value-type="string">
            <text:p>PCA9634PW,118</text:p>
          </table:table-cell>
          <table:table-cell table:style-name="ce2" office:value-type="string" calcext:value-type="string">
            <text:p>IC LED DRVR PS I2C 25MA 20TSSOP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.15000</text:p>
          </table:table-cell>
          <table:table-cell table:style-name="ce2" office:value-type="string" calcext:value-type="string">
            <text:p>$6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48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NXP USA Inc.</text:p>
          </table:table-cell>
          <table:table-cell table:style-name="ce2" office:value-type="string" calcext:value-type="string">
            <text:p><text:a xlink:href="https://www.nxp.com/docs/en/data-sheet/PCA9634.pdf" xlink:type="simple">https://www.nxp.com/docs/en/data-sheet/PCA9634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827-1047-1-ND</text:p>
          </table:table-cell>
          <table:table-cell table:style-name="ce5" office:value-type="string" calcext:value-type="string">
            <text:p>SLG55021-200010V</text:p>
          </table:table-cell>
          <table:table-cell table:style-name="ce2" office:value-type="string" calcext:value-type="string">
            <text:p>IC GATE DRVR HIGH-SIDE 8TDF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63000</text:p>
          </table:table-cell>
          <table:table-cell table:style-name="ce2" office:value-type="string" calcext:value-type="string">
            <text:p>$0.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37,78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Renesas Design Germany GmbH</text:p>
          </table:table-cell>
          <table:table-cell table:style-name="ce2" office:value-type="string" calcext:value-type="string">
            <text:p><text:a xlink:href="https://www.renesas.com/us/en/document/dst/slg55021-200010v-datasheet?language=en" xlink:type="simple">https://www.renesas.com/us/en/document/dst/slg55021-200010v-datasheet?language=en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497-18335-1-ND</text:p>
          </table:table-cell>
          <table:table-cell table:style-name="ce5" office:value-type="string" calcext:value-type="string">
            <text:p>STR485LVQT</text:p>
          </table:table-cell>
          <table:table-cell table:style-name="ce2" office:value-type="string" calcext:value-type="string">
            <text:p>IC TRANSCEIVER HALF 1/1 10DF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.50000</text:p>
          </table:table-cell>
          <table:table-cell table:style-name="ce2" office:value-type="string" calcext:value-type="string">
            <text:p>$4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8,99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<text:a xlink:href="https://www.st.com/resource/en/datasheet/str485.pdf" xlink:type="simple">https://www.st.com/resource/en/datasheet/str485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96-49082-1-ND</text:p>
          </table:table-cell>
          <table:table-cell table:style-name="ce5" office:value-type="string" calcext:value-type="string">
            <text:p>INA4181A2IPWR</text:p>
          </table:table-cell>
          <table:table-cell table:style-name="ce2" office:value-type="string" calcext:value-type="string">
            <text:p>IC CURR SENSE 4 CIRCUIT 20TSSOP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.25000</text:p>
          </table:table-cell>
          <table:table-cell table:style-name="ce2" office:value-type="string" calcext:value-type="string">
            <text:p>$2.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56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ina4181" xlink:type="simple">https://www.ti.com/general/docs/suppproductinfo.tsp?distId=10&amp;gotoUrl=https%3A%2F%2Fwww.ti.com%2Flit%2Fgpn%2Fina4181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P3401DNTR-G1DICT-ND</text:p>
          </table:table-cell>
          <table:table-cell table:style-name="ce5" office:value-type="string" calcext:value-type="string">
            <text:p>AP3401DNTR-G1</text:p>
          </table:table-cell>
          <table:table-cell table:style-name="ce2" office:value-type="string" calcext:value-type="string">
            <text:p>IC REG BUCK ADJ 1A UDFN2020-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5000</text:p>
          </table:table-cell>
          <table:table-cell table:style-name="ce2" office:value-type="string" calcext:value-type="string">
            <text:p>$0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61,63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<text:a xlink:href="https://www.diodes.com/assets/Datasheets/AP3401.pdf" xlink:type="simple">https://www.diodes.com/assets/Datasheets/AP340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M22673MRE-5.0/NOPBCT-ND</text:p>
          </table:table-cell>
          <table:table-cell table:style-name="ce5" office:value-type="string" calcext:value-type="string">
            <text:p>LM22673MRE-5.0/NOPB</text:p>
          </table:table-cell>
          <table:table-cell table:style-name="ce2" office:value-type="string" calcext:value-type="string">
            <text:p>IC REG BUCK 5V 3A 8SOPW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6.04000</text:p>
          </table:table-cell>
          <table:table-cell table:style-name="ce2" office:value-type="string" calcext:value-type="string">
            <text:p>$6.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89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lm22673" xlink:type="simple">https://www.ti.com/general/docs/suppproductinfo.tsp?distId=10&amp;gotoUrl=https%3A%2F%2Fwww.ti.com%2Flit%2Fgpn%2Flm22673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296-TPS7A9401DSCRCT-ND</text:p>
          </table:table-cell>
          <table:table-cell table:style-name="ce5" office:value-type="string" calcext:value-type="string">
            <text:p>TPS7A9401DSCR</text:p>
          </table:table-cell>
          <table:table-cell table:style-name="ce2" office:value-type="string" calcext:value-type="string">
            <text:p>1-A, ULTRA-LOW NOISE, ULTRA-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7.32000</text:p>
          </table:table-cell>
          <table:table-cell table:style-name="ce2" office:value-type="string" calcext:value-type="string">
            <text:p>$7.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94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lit/ds/symlink/tps7a94.pdf" xlink:type="simple">https://www.ti.com/lit/ds/symlink/tps7a94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XC1617CT-ND</text:p>
          </table:table-cell>
          <table:table-cell table:style-name="ce5" office:value-type="string" calcext:value-type="string">
            <text:p>ECS-.327-12.5-34B-TR</text:p>
          </table:table-cell>
          <table:table-cell table:style-name="ce2" office:value-type="string" calcext:value-type="string">
            <text:p>CRYSTAL 32.7680KHZ 12.5PF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68000</text:p>
          </table:table-cell>
          <table:table-cell table:style-name="ce2" office:value-type="string" calcext:value-type="string">
            <text:p>$0.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18,64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ECS Inc.</text:p>
          </table:table-cell>
          <table:table-cell table:style-name="ce2" office:value-type="string" calcext:value-type="string">
            <text:p><text:a xlink:href="https://ecsxtal.com/store/pdf/ecx-31b.pdf" xlink:type="simple">https://ecsxtal.com/store/pdf/ecx-31b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490-17948-1-ND</text:p>
          </table:table-cell>
          <table:table-cell table:style-name="ce5" office:value-type="string" calcext:value-type="string">
            <text:p>CSTNE16M0V530000R0</text:p>
          </table:table-cell>
          <table:table-cell table:style-name="ce2" office:value-type="string" calcext:value-type="string">
            <text:p>CERAMIC RES 16.0000MHZ 15PF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5000</text:p>
          </table:table-cell>
          <table:table-cell table:style-name="ce2" office:value-type="string" calcext:value-type="string">
            <text:p>$0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50,21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<text:a xlink:href="https://www.murata.com/en/products/productdata/8801162231838/SPEC-CSTNE16M0V530000R0.pdf" xlink:type="simple">https://www.murata.com/en/products/productdata/8801162231838/SPEC-CSTNE16M0V530000R0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118-TC33X-1-472ECT-ND</text:p>
          </table:table-cell>
          <table:table-cell table:style-name="ce5" office:value-type="string" calcext:value-type="string">
            <text:p>TC33X-1-472E</text:p>
          </table:table-cell>
          <table:table-cell table:style-name="ce2" office:value-type="string" calcext:value-type="string">
            <text:p>TRIMMER 4.7K OHM 0.1W J LEAD TOP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8000</text:p>
          </table:table-cell>
          <table:table-cell table:style-name="ce2" office:value-type="string" calcext:value-type="string">
            <text:p>$0.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,990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Bourns Inc.</text:p>
          </table:table-cell>
          <table:table-cell table:style-name="ce2" office:value-type="string" calcext:value-type="string">
            <text:p><text:a xlink:href="https://www.bourns.com/docs/Product-Datasheets/TC33.pdf" xlink:type="simple">https://www.bourns.com/docs/Product-Datasheets/TC33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264-CEZ5V6L3FCT-ND</text:p>
          </table:table-cell>
          <table:table-cell table:style-name="ce5" office:value-type="string" calcext:value-type="string">
            <text:p>CEZ5V6,L3F</text:p>
          </table:table-cell>
          <table:table-cell table:style-name="ce2" office:value-type="string" calcext:value-type="string">
            <text:p>TVS DIODE 5.6VWM 9VC ESC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1000</text:p>
          </table:table-cell>
          <table:table-cell table:style-name="ce2" office:value-type="string" calcext:value-type="string">
            <text:p>$1.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,01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oshiba Semiconductor and Storage</text:p>
          </table:table-cell>
          <table:table-cell table:style-name="ce2" office:value-type="string" calcext:value-type="string">
            <text:p><text:a xlink:href="https://toshiba.semicon-storage.com/info/CEZ5V6_datasheet_en_20201026.pdf?did=69323&amp;prodName=CEZ5V6" xlink:type="simple">https://toshiba.semicon-storage.com/info/CEZ5V6_datasheet_en_20201026.pdf?did=69323&amp;prodName=CEZ5V6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MAJ14CA-FDICT-ND</text:p>
          </table:table-cell>
          <table:table-cell table:style-name="ce5" office:value-type="string" calcext:value-type="string">
            <text:p>SMAJ14CA-13-F</text:p>
          </table:table-cell>
          <table:table-cell table:style-name="ce2" office:value-type="string" calcext:value-type="string">
            <text:p>TVS DIODE 14VWM 23.2VC SMA</text:p>
          </table:table-cell>
          <table:table-cell table:number-columns-repeated="2"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3000</text:p>
          </table:table-cell>
          <table:table-cell table:style-name="ce2" office:value-type="string" calcext:value-type="string">
            <text:p>$11.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70,45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<text:a xlink:href="https://www.diodes.com/assets/Datasheets/SMAJ5.0CA-SMAJ200CA.pdf" xlink:type="simple">https://www.diodes.com/assets/Datasheets/SMAJ5.0CA-SMAJ200CA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160-2217-1-ND</text:p>
          </table:table-cell>
          <table:table-cell table:style-name="ce5" office:value-type="string" calcext:value-type="string">
            <text:p>LTST-S321TBKT</text:p>
          </table:table-cell>
          <table:table-cell table:style-name="ce2" office:value-type="string" calcext:value-type="string">
            <text:p>LED BLUE CLEAR 1208 SMD R/A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6,09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Lite-On Inc.</text:p>
          </table:table-cell>
          <table:table-cell table:style-name="ce2" office:value-type="string" calcext:value-type="string">
            <text:p><text:a xlink:href="https://optoelectronics.liteon.com/upload/download/DS22-2010-0048/LTST-S321TBKT.pdf" xlink:type="simple">https://optoelectronics.liteon.com/upload/download/DS22-2010-0048/LTST-S321TBKT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353-SK36AHE3-LTPCT-ND</text:p>
          </table:table-cell>
          <table:table-cell table:style-name="ce5" office:value-type="string" calcext:value-type="string">
            <text:p>SK36AHE3-LTP</text:p>
          </table:table-cell>
          <table:table-cell table:style-name="ce2" office:value-type="string" calcext:value-type="string">
            <text:p>DIODE SCHOTTKY 60V 3A DO214AC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,900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icro Commercial Co</text:p>
          </table:table-cell>
          <table:table-cell table:style-name="ce2" office:value-type="string" calcext:value-type="string">
            <text:p><text:a xlink:href="https://www.mccsemi.com/pdf/Products/SK34AHE3-L-SK310AHE3-L(DO-214AC).pdf" xlink:type="simple">https://www.mccsemi.com/pdf/Products/SK34AHE3-L-SK310AHE3-L(DO-214AC)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36-3557-10-ND</text:p>
          </table:table-cell>
          <table:table-cell table:style-name="ce5" office:value-type="string" calcext:value-type="string">
            <text:p>3557-10</text:p>
          </table:table-cell>
          <table:table-cell table:style-name="ce2" office:value-type="string" calcext:value-type="string">
            <text:p>FUSE HOLDER BLADE 30A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1.33000</text:p>
          </table:table-cell>
          <table:table-cell table:style-name="ce2" office:value-type="string" calcext:value-type="string">
            <text:p>$1.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90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<text:a xlink:href="https://www.keyelco.com/userAssets/file/M65p41.pdf" xlink:type="simple">https://www.keyelco.com/userAssets/file/M65p4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952-3602-ND</text:p>
          </table:table-cell>
          <table:table-cell table:style-name="ce5" office:value-type="string" calcext:value-type="string">
            <text:p>M50-3530642</text:p>
          </table:table-cell>
          <table:table-cell table:style-name="ce2" office:value-type="string" calcext:value-type="string">
            <text:p>CONN HEADER VERT 6POS 1.27MM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0.29000</text:p>
          </table:table-cell>
          <table:table-cell table:style-name="ce2" office:value-type="string" calcext:value-type="string">
            <text:p>$0.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7,03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Harwin Inc.</text:p>
          </table:table-cell>
          <table:table-cell table:style-name="ce2" office:value-type="string" calcext:value-type="string">
            <text:p><text:a xlink:href="https://cdn.harwin.com/pdfs/C029XX_M50_and_M52_Series_Connectors.pdf" xlink:type="simple">https://cdn.harwin.com/pdfs/C029XX_M50_and_M52_Series_Connectors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2223-SJ-63073E-ND</text:p>
          </table:table-cell>
          <table:table-cell table:style-name="ce5" office:value-type="string" calcext:value-type="string">
            <text:p>SJ-63073E</text:p>
          </table:table-cell>
          <table:table-cell table:style-name="ce2" office:value-type="string" calcext:value-type="string">
            <text:p>AUDIO JACK, 6.35 MM, HORIZONTAL,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1.87000</text:p>
          </table:table-cell>
          <table:table-cell table:style-name="ce2" office:value-type="string" calcext:value-type="string">
            <text:p>$1.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4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CUI Devices</text:p>
          </table:table-cell>
          <table:table-cell table:style-name="ce2" office:value-type="string" calcext:value-type="string">
            <text:p><text:a xlink:href="https://www.cuidevices.com/product/resource/sj-6307.pdf" xlink:type="simple">https://www.cuidevices.com/product/resource/sj-6307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4654-CP30082-ND</text:p>
          </table:table-cell>
          <table:table-cell table:style-name="ce5" office:value-type="string" calcext:value-type="string">
            <text:p>CP30082</text:p>
          </table:table-cell>
          <table:table-cell table:style-name="ce2" office:value-type="string" calcext:value-type="string">
            <text:p>FEMALE AIRTIGHT XLR CONNECTOR 9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8.32000</text:p>
          </table:table-cell>
          <table:table-cell table:style-name="ce2" office:value-type="string" calcext:value-type="string">
            <text:p>$8.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CLIFF Electronic Components Ltd</text:p>
          </table:table-cell>
          <table:table-cell table:style-name="ce2" office:value-type="string" calcext:value-type="string">
            <text:p><text:a xlink:href="https://www.cliffusa.com/products/xlr/AirtightXLR.pdf" xlink:type="simple">https://www.cliffusa.com/products/xlr/AirtightXLR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182-37ME-ND</text:p>
          </table:table-cell>
          <table:table-cell table:style-name="ce5" office:value-type="string" calcext:value-type="string">
            <text:p>182-037-113R531</text:p>
          </table:table-cell>
          <table:table-cell table:style-name="ce2" office:value-type="string" calcext:value-type="string">
            <text:p>CONN D-SUB PLUG 37POS R/A SLD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4.22000</text:p>
          </table:table-cell>
          <table:table-cell table:style-name="ce2" office:value-type="string" calcext:value-type="string">
            <text:p>$4.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,57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NorComp Inc.</text:p>
          </table:table-cell>
          <table:table-cell table:style-name="ce2" office:value-type="string" calcext:value-type="string">
            <text:p><text:a xlink:href="https://content.norcomp.net/rohspdfs/Connectors/18Y/182/182-yyy-113Ryy1.pdf" xlink:type="simple">https://content.norcomp.net/rohspdfs/Connectors/18Y/182/182-yyy-113Ryy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092-KPJXHT-4S-S-ND</text:p>
          </table:table-cell>
          <table:table-cell table:style-name="ce5" office:value-type="string" calcext:value-type="string">
            <text:p>KPJXHT-4S-S</text:p>
          </table:table-cell>
          <table:table-cell table:style-name="ce2" office:value-type="string" calcext:value-type="string">
            <text:p>CONN JACK FMALE 4POS TIN SOLD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2.89000</text:p>
          </table:table-cell>
          <table:table-cell table:style-name="ce2" office:value-type="string" calcext:value-type="string">
            <text:p>$2.8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,40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ycon, Inc.</text:p>
          </table:table-cell>
          <table:table-cell table:style-name="ce2" office:value-type="string" calcext:value-type="string">
            <text:p><text:a xlink:href="https://www.kycon.com/Pub_Eng_Draw/KPJXHT-4S-S.pdf" xlink:type="simple">https://www.kycon.com/Pub_Eng_Draw/KPJXHT-4S-S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M7988CT-ND</text:p>
          </table:table-cell>
          <table:table-cell table:style-name="ce5" office:value-type="string" calcext:value-type="string">
            <text:p>0525593652</text:p>
          </table:table-cell>
          <table:table-cell table:style-name="ce2" office:value-type="string" calcext:value-type="string">
            <text:p>CONN FFC VERT 36POS 0.5MM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4.91000</text:p>
          </table:table-cell>
          <table:table-cell table:style-name="ce2" office:value-type="string" calcext:value-type="string">
            <text:p>$4.9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3,03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<text:a xlink:href="https://www.molex.com/pdm_docs/sd/525593652_sd.pdf" xlink:type="simple">https://www.molex.com/pdm_docs/sd/525593652_sd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WM6784CT-ND</text:p>
          </table:table-cell>
          <table:table-cell table:style-name="ce5" office:value-type="string" calcext:value-type="string">
            <text:p>0541323662</text:p>
          </table:table-cell>
          <table:table-cell table:style-name="ce2" office:value-type="string" calcext:value-type="string">
            <text:p>CONN FFC BOTTOM 36POS 0.5MM R/A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.30000</text:p>
          </table:table-cell>
          <table:table-cell table:style-name="ce2" office:value-type="string" calcext:value-type="string">
            <text:p>$2.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83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<text:a xlink:href="https://www.molex.com/pdm_docs/sd/541323662_sd.pdf" xlink:type="simple">https://www.molex.com/pdm_docs/sd/541323662_sd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455-2247-ND</text:p>
          </table:table-cell>
          <table:table-cell table:style-name="ce5" office:value-type="string" calcext:value-type="string">
            <text:p>B2B-XH-A(LF)(SN)</text:p>
          </table:table-cell>
          <table:table-cell table:style-name="ce2" office:value-type="string" calcext:value-type="string">
            <text:p>CONN HEADER VERT 2POS 2.5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0.15000</text:p>
          </table:table-cell>
          <table:table-cell table:style-name="ce2" office:value-type="string" calcext:value-type="string">
            <text:p>$0.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157,60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JST Sales America Inc.</text:p>
          </table:table-cell>
          <table:table-cell table:style-name="ce2" office:value-type="string" calcext:value-type="string">
            <text:p><text:a xlink:href="https://www.jst-mfg.com/product/pdf/eng/eXH.pdf" xlink:type="simple">https://www.jst-mfg.com/product/pdf/eng/eXH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732-6275-1-ND</text:p>
          </table:table-cell>
          <table:table-cell table:style-name="ce5" office:value-type="string" calcext:value-type="string">
            <text:p>744786210A</text:p>
          </table:table-cell>
          <table:table-cell table:style-name="ce2" office:value-type="string" calcext:value-type="string">
            <text:p>FIXED IND 100NH 300MA 1.2OHM SM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1000</text:p>
          </table:table-cell>
          <table:table-cell table:style-name="ce2" office:value-type="string" calcext:value-type="string">
            <text:p>$0.6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4,17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Würth Elektronik</text:p>
          </table:table-cell>
          <table:table-cell table:style-name="ce2" office:value-type="string" calcext:value-type="string">
            <text:p><text:a xlink:href="https://www.we-online.com/katalog/datasheet/744786210A.pdf" xlink:type="simple">https://www.we-online.com/katalog/datasheet/744786210A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490-15950-1-ND</text:p>
          </table:table-cell>
          <table:table-cell table:style-name="ce5" office:value-type="string" calcext:value-type="string">
            <text:p>LQH3NPN2R2MMEL</text:p>
          </table:table-cell>
          <table:table-cell table:style-name="ce2" office:value-type="string" calcext:value-type="string">
            <text:p>FIXED IND 2.2UH 1.22A 78MOHM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0.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5,67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<text:a xlink:href="https://search.murata.co.jp/Ceramy/image/img/P02/JELF243A-0153.pdf" xlink:type="simple">https://search.murata.co.jp/Ceramy/image/img/P02/JELF243A-0153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553-4011-1-ND</text:p>
          </table:table-cell>
          <table:table-cell table:style-name="ce5" office:value-type="string" calcext:value-type="string">
            <text:p>PA4341.223ANLT</text:p>
          </table:table-cell>
          <table:table-cell table:style-name="ce2" office:value-type="string" calcext:value-type="string">
            <text:p>FIXED IND 22UH 2.5A 190 MOHM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.11000</text:p>
          </table:table-cell>
          <table:table-cell table:style-name="ce2" office:value-type="string" calcext:value-type="string">
            <text:p>$1.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,82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Pulse Electronics</text:p>
          </table:table-cell>
          <table:table-cell table:style-name="ce2" office:value-type="string" calcext:value-type="string">
            <text:p><text:a xlink:href="https://productfinder.pulseelectronics.com/api/open/part-attachments/datasheet/PA4341.223ANLT" xlink:type="simple">https://productfinder.pulseelectronics.com/api/open/part-attachments/datasheet/PA4341.223ANLT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TMFS5C430NLT1GOSCT-ND</text:p>
          </table:table-cell>
          <table:table-cell table:style-name="ce5" office:value-type="string" calcext:value-type="string">
            <text:p>NTMFS5C430NLT1G</text:p>
          </table:table-cell>
          <table:table-cell table:style-name="ce2" office:value-type="string" calcext:value-type="string">
            <text:p>MOSFET N-CH 40V 200A 5DF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.24000</text:p>
          </table:table-cell>
          <table:table-cell table:style-name="ce2" office:value-type="string" calcext:value-type="string">
            <text:p>$2.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1,36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onsemi</text:p>
          </table:table-cell>
          <table:table-cell table:style-name="ce2" office:value-type="string" calcext:value-type="string">
            <text:p><text:a xlink:href="https://www.onsemi.com/pdf/datasheet/ntmfs5c430nl-d.pdf" xlink:type="simple">https://www.onsemi.com/pdf/datasheet/ntmfs5c430nl-d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1727-NX6008NBKWXCT-ND</text:p>
          </table:table-cell>
          <table:table-cell table:style-name="ce5" office:value-type="string" calcext:value-type="string">
            <text:p>NX6008NBKWX</text:p>
          </table:table-cell>
          <table:table-cell table:style-name="ce2" office:value-type="string" calcext:value-type="string">
            <text:p>NX6008NBKW/SOT323/SC-7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3000</text:p>
          </table:table-cell>
          <table:table-cell table:style-name="ce2" office:value-type="string" calcext:value-type="string">
            <text:p>$1.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3,14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Nexperia USA Inc.</text:p>
          </table:table-cell>
          <table:table-cell table:style-name="ce2" office:value-type="string" calcext:value-type="string">
            <text:p><text:a xlink:href="https://assets.nexperia.com/documents/data-sheet/NX6008NBKW.pdf" xlink:type="simple">https://assets.nexperia.com/documents/data-sheet/NX6008NBKW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1727-PMXB43UNEZCT-ND</text:p>
          </table:table-cell>
          <table:table-cell table:style-name="ce5" office:value-type="string" calcext:value-type="string">
            <text:p>PMXB43UNEZ</text:p>
          </table:table-cell>
          <table:table-cell table:style-name="ce2" office:value-type="string" calcext:value-type="string">
            <text:p>MOSFET N-CH 20V 3.2A DFN1010D-3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7000</text:p>
          </table:table-cell>
          <table:table-cell table:style-name="ce2" office:value-type="string" calcext:value-type="string">
            <text:p>$8.8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4,61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Nexperia USA Inc.</text:p>
          </table:table-cell>
          <table:table-cell table:style-name="ce2" office:value-type="string" calcext:value-type="string">
            <text:p><text:a xlink:href="https://assets.nexperia.com/documents/data-sheet/PMXB43UNE.pdf" xlink:type="simple">https://assets.nexperia.com/documents/data-sheet/PMXB43UNE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11-10KJRCT-ND</text:p>
          </table:table-cell>
          <table:table-cell table:style-name="ce5" office:value-type="string" calcext:value-type="string">
            <text:p>RC0402JR-0710KL</text:p>
          </table:table-cell>
          <table:table-cell table:style-name="ce2" office:value-type="string" calcext:value-type="string">
            <text:p>RES 10K OHM 5% 1/16W 0402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0820</text:p>
          </table:table-cell>
          <table:table-cell table:style-name="ce2" office:value-type="string" calcext:value-type="string">
            <text:p>$0.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9,784,61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1276-6849-1-ND</text:p>
          </table:table-cell>
          <table:table-cell table:style-name="ce5" office:value-type="string" calcext:value-type="string">
            <text:p>CL05C220JB51PNC</text:p>
          </table:table-cell>
          <table:table-cell table:style-name="ce2" office:value-type="string" calcext:value-type="string">
            <text:p>CAP CER 22PF 50V C0G/NP0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749,78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05C220JB51PNC_Spec.pdf" xlink:type="simple">https://media.digikey.com/pdf/Data%20Sheets/Samsung%20PDFs/CL05C220JB51P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1276-6610-1-ND</text:p>
          </table:table-cell>
          <table:table-cell table:style-name="ce5" office:value-type="string" calcext:value-type="string">
            <text:p>CL05C470JB51PNC</text:p>
          </table:table-cell>
          <table:table-cell table:style-name="ce2" office:value-type="string" calcext:value-type="string">
            <text:p>CAP CER 47PF 50V C0G/NP0 040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59,74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05C470JB51PNC_Spec.pdf" xlink:type="simple">https://media.digikey.com/pdf/Data%20Sheets/Samsung%20PDFs/CL05C470JB51P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1276-1117-1-ND</text:p>
          </table:table-cell>
          <table:table-cell table:style-name="ce5" office:value-type="string" calcext:value-type="string">
            <text:p>CL05C471JB5NNNC</text:p>
          </table:table-cell>
          <table:table-cell table:style-name="ce2" office:value-type="string" calcext:value-type="string">
            <text:p>CAP CER 470PF 50V C0G/NP0 040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3100</text:p>
          </table:table-cell>
          <table:table-cell table:style-name="ce2" office:value-type="string" calcext:value-type="string">
            <text:p>$0.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55,44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05C471JB5NNNC_Spec.pdf" xlink:type="simple">https://media.digikey.com/pdf/Data%20Sheets/Samsung%20PDFs/CL05C471JB5NN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1276-1028-1-ND</text:p>
          </table:table-cell>
          <table:table-cell table:style-name="ce5" office:value-type="string" calcext:value-type="string">
            <text:p>CL05B103KB5NNNC</text:p>
          </table:table-cell>
          <table:table-cell table:style-name="ce2" office:value-type="string" calcext:value-type="string">
            <text:p>CAP CER 10000PF 50V X7R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1,684,930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05B103KB5NNN_Spec.pdf" xlink:type="simple">https://media.digikey.com/pdf/Data%20Sheets/Samsung%20PDFs/CL05B103KB5NNN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1276-1043-1-ND</text:p>
          </table:table-cell>
          <table:table-cell table:style-name="ce5" office:value-type="string" calcext:value-type="string">
            <text:p>CL05A104KA5NNNC</text:p>
          </table:table-cell>
          <table:table-cell table:style-name="ce2" office:value-type="string" calcext:value-type="string">
            <text:p>CAP CER 0.1UF 25V X5R 040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0540</text:p>
          </table:table-cell>
          <table:table-cell table:style-name="ce2" office:value-type="string" calcext:value-type="string">
            <text:p>$0.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5,861,49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05A104KA5NNNC.pdf" xlink:type="simple">https://media.digikey.com/pdf/Data%20Sheets/Samsung%20PDFs/CL05A104KA5NNN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1276-1102-1-ND</text:p>
          </table:table-cell>
          <table:table-cell table:style-name="ce5" office:value-type="string" calcext:value-type="string">
            <text:p>CL10A105KA8NNNC</text:p>
          </table:table-cell>
          <table:table-cell table:style-name="ce2" office:value-type="string" calcext:value-type="string">
            <text:p>CAP CER 1UF 25V X5R 0603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3100</text:p>
          </table:table-cell>
          <table:table-cell table:style-name="ce2" office:value-type="string" calcext:value-type="string">
            <text:p>$0.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051,944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10A105KA8NNNC_Spec.pdf" xlink:type="simple">https://media.digikey.com/pdf/Data%20Sheets/Samsung%20PDFs/CL10A105KA8NN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99-C0402C150G5HACAUTOCT-ND</text:p>
          </table:table-cell>
          <table:table-cell table:style-name="ce5" office:value-type="string" calcext:value-type="string">
            <text:p>C0402C150G5HACAUTO</text:p>
          </table:table-cell>
          <table:table-cell table:style-name="ce2" office:value-type="string" calcext:value-type="string">
            <text:p>CAP CER 0402 15PF 50V ULTRA STAB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3000</text:p>
          </table:table-cell>
          <table:table-cell table:style-name="ce2" office:value-type="string" calcext:value-type="string">
            <text:p>$0.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2,52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<text:a xlink:href="https://connect.kemet.com:7667/gateway/IntelliData-ComponentDocumentation/1.0/download/datasheet/C0402C150G5HACAUTO" xlink:type="simple">https://connect.kemet.com:7667/gateway/IntelliData-ComponentDocumentation/1.0/download/datasheet/C0402C150G5HACAUTO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478-11437-1-ND</text:p>
          </table:table-cell>
          <table:table-cell table:style-name="ce5" office:value-type="string" calcext:value-type="string">
            <text:p>0402ZD225MAT2A</text:p>
          </table:table-cell>
          <table:table-cell table:style-name="ce2" office:value-type="string" calcext:value-type="string">
            <text:p>CAP CER 2.2UF 10V X5R 040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0,224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<text:a xlink:href="https://datasheets.kyocera-avx.com/cx5r.pdf" xlink:type="simple">https://datasheets.kyocera-avx.com/cx5r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1276-6722-1-ND</text:p>
          </table:table-cell>
          <table:table-cell table:style-name="ce5" office:value-type="string" calcext:value-type="string">
            <text:p>CL21A475KLCLQNC</text:p>
          </table:table-cell>
          <table:table-cell table:style-name="ce2" office:value-type="string" calcext:value-type="string">
            <text:p>CAP CER 4.7UF 35V X5R 080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8000</text:p>
          </table:table-cell>
          <table:table-cell table:style-name="ce2" office:value-type="string" calcext:value-type="string">
            <text:p>$0.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50,28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21A475KLCLQNC_Spec.pdf" xlink:type="simple">https://media.digikey.com/pdf/Data%20Sheets/Samsung%20PDFs/CL21A475KLCLQ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1276-1854-1-ND</text:p>
          </table:table-cell>
          <table:table-cell table:style-name="ce5" office:value-type="string" calcext:value-type="string">
            <text:p>CL32A106KAULNNE</text:p>
          </table:table-cell>
          <table:table-cell table:style-name="ce2" office:value-type="string" calcext:value-type="string">
            <text:p>CAP CER 10UF 25V X5R 121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3000</text:p>
          </table:table-cell>
          <table:table-cell table:style-name="ce2" office:value-type="string" calcext:value-type="string">
            <text:p>$1.9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774,13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32A106KAULNNE_Spec.pdf" xlink:type="simple">https://media.digikey.com/pdf/Data%20Sheets/Samsung%20PDFs/CL32A106KAULNNE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732-13322-1-ND</text:p>
          </table:table-cell>
          <table:table-cell table:style-name="ce5" office:value-type="string" calcext:value-type="string">
            <text:p>865090368008</text:p>
          </table:table-cell>
          <table:table-cell table:style-name="ce2" office:value-type="string" calcext:value-type="string">
            <text:p>CAP ALUM 10UF 20% 16V SMD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1000</text:p>
          </table:table-cell>
          <table:table-cell table:style-name="ce2" office:value-type="string" calcext:value-type="string">
            <text:p>$1.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4,64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Würth Elektronik</text:p>
          </table:table-cell>
          <table:table-cell table:style-name="ce2" office:value-type="string" calcext:value-type="string">
            <text:p><text:a xlink:href="https://www.we-online.com/katalog/datasheet/865090368008.pdf" xlink:type="simple">https://www.we-online.com/katalog/datasheet/865090368008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490-10531-1-ND</text:p>
          </table:table-cell>
          <table:table-cell table:style-name="ce5" office:value-type="string" calcext:value-type="string">
            <text:p>GRM32EC81C476KE15L</text:p>
          </table:table-cell>
          <table:table-cell table:style-name="ce2" office:value-type="string" calcext:value-type="string">
            <text:p>CAP CER 47UF 16V X6S 12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51000</text:p>
          </table:table-cell>
          <table:table-cell table:style-name="ce2" office:value-type="string" calcext:value-type="string">
            <text:p>$0.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90,90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<text:a xlink:href="https://search.murata.co.jp/Ceramy/image/img/A01X/G101/ENG/GRM32EC81C476KE15-01.pdf" xlink:type="simple">https://search.murata.co.jp/Ceramy/image/img/A01X/G101/ENG/GRM32EC81C476KE15-0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276-3376-1-ND</text:p>
          </table:table-cell>
          <table:table-cell table:style-name="ce5" office:value-type="string" calcext:value-type="string">
            <text:p>CL32A476KOJNNNE</text:p>
          </table:table-cell>
          <table:table-cell table:style-name="ce2" office:value-type="string" calcext:value-type="string">
            <text:p>CAP CER 47UF 16V X5R 12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72000</text:p>
          </table:table-cell>
          <table:table-cell table:style-name="ce2" office:value-type="string" calcext:value-type="string">
            <text:p>$0.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349,32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://weblib.samsungsem.com/mlcc/mlcc-ec-data-sheet.do?partNumber=CL32A476KOJNNN" xlink:type="simple">http://weblib.samsungsem.com/mlcc/mlcc-ec-data-sheet.do?partNumber=CL32A476KOJNNN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565-EMVY500ARA470MF80GCT-ND</text:p>
          </table:table-cell>
          <table:table-cell table:style-name="ce5" office:value-type="string" calcext:value-type="string">
            <text:p>EMVY500ARA470MF80G</text:p>
          </table:table-cell>
          <table:table-cell table:style-name="ce2" office:value-type="string" calcext:value-type="string">
            <text:p>CAP ALUM 47UF 20% 50V SM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8000</text:p>
          </table:table-cell>
          <table:table-cell table:style-name="ce2" office:value-type="string" calcext:value-type="string">
            <text:p>$0.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7,79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United Chemi-Con</text:p>
          </table:table-cell>
          <table:table-cell table:style-name="ce2" office:value-type="string" calcext:value-type="string">
            <text:p><text:a xlink:href="https://www.chemi-con.co.jp/products/relatedfiles/capacitor/catalog/MVYRA-e.PDF" xlink:type="simple">https://www.chemi-con.co.jp/products/relatedfiles/capacitor/catalog/MVYRA-e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565-EMVE160ARA101MF55GCT-ND</text:p>
          </table:table-cell>
          <table:table-cell table:style-name="ce5" office:value-type="string" calcext:value-type="string">
            <text:p>EMVE160ARA101MF55G</text:p>
          </table:table-cell>
          <table:table-cell table:style-name="ce2" office:value-type="string" calcext:value-type="string">
            <text:p>CAP ALUM 100UF 20% 16V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6000</text:p>
          </table:table-cell>
          <table:table-cell table:style-name="ce2" office:value-type="string" calcext:value-type="string">
            <text:p>$0.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8,51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United Chemi-Con</text:p>
          </table:table-cell>
          <table:table-cell table:style-name="ce2" office:value-type="string" calcext:value-type="string">
            <text:p><text:a xlink:href="https://media.digikey.com/pdf/Data%20Sheets/United%20Chemi-Con%20PDFs/MVE%20Series.pdf" xlink:type="simple">https://media.digikey.com/pdf/Data%20Sheets/United%20Chemi-Con%20PDFs/MVE%20Series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493-2205-1-ND</text:p>
          </table:table-cell>
          <table:table-cell table:style-name="ce5" office:value-type="string" calcext:value-type="string">
            <text:p>UWT1V221MNL1GS</text:p>
          </table:table-cell>
          <table:table-cell table:style-name="ce2" office:value-type="string" calcext:value-type="string">
            <text:p>CAP ALUM 220UF 20% 35V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61000</text:p>
          </table:table-cell>
          <table:table-cell table:style-name="ce2" office:value-type="string" calcext:value-type="string">
            <text:p>$0.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94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Nichicon</text:p>
          </table:table-cell>
          <table:table-cell table:style-name="ce2" office:value-type="string" calcext:value-type="string">
            <text:p><text:a xlink:href="https://products.nichicon.co.jp/en/pdf/XJA043/e-uwt.pdf" xlink:type="simple">https://products.nichicon.co.jp/en/pdf/XJA043/e-uwt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0150200387-ND</text:p>
          </table:table-cell>
          <table:table-cell table:style-name="ce5" office:value-type="string" calcext:value-type="string">
            <text:p>0150200387</text:p>
          </table:table-cell>
          <table:table-cell table:style-name="ce2" office:value-type="string" calcext:value-type="string">
            <text:p>CABLE FFC 36POS 0.50MM 4"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3.80000</text:p>
          </table:table-cell>
          <table:table-cell table:style-name="ce2" office:value-type="string" calcext:value-type="string">
            <text:p>$3.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3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<text:a xlink:href="https://www.molex.com/webdocs/datasheets/pdf/en-us/0150200387_CABLE.pdf" xlink:type="simple">https://www.molex.com/webdocs/datasheets/pdf/en-us/0150200387_CABLE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541-10110-1-ND</text:p>
          </table:table-cell>
          <table:table-cell table:style-name="ce5" office:value-type="string" calcext:value-type="string">
            <text:p>WSLT2010R0500FEA18</text:p>
          </table:table-cell>
          <table:table-cell table:style-name="ce2" office:value-type="string" calcext:value-type="string">
            <text:p>RES 0.05 OHM 1% 1W 201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86400</text:p>
          </table:table-cell>
          <table:table-cell table:style-name="ce2" office:value-type="string" calcext:value-type="string">
            <text:p>$8.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,21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Vishay Dale</text:p>
          </table:table-cell>
          <table:table-cell table:style-name="ce2" office:value-type="string" calcext:value-type="string">
            <text:p><text:a xlink:href="https://www.vishay.com/docs/30138/wslt2010.pdf" xlink:type="simple">https://www.vishay.com/docs/30138/wslt2010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RMCF0402FT100RCT-ND</text:p>
          </table:table-cell>
          <table:table-cell table:style-name="ce5" office:value-type="string" calcext:value-type="string">
            <text:p>RMCF0402FT100R</text:p>
          </table:table-cell>
          <table:table-cell table:style-name="ce2" office:value-type="string" calcext:value-type="string">
            <text:p>RES 100 OHM 1% 1/16W 0402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,476,58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2037-PFR05S-220-FNHCT-ND</text:p>
          </table:table-cell>
          <table:table-cell table:style-name="ce5" office:value-type="string" calcext:value-type="string">
            <text:p>PFR05S-220-FNH</text:p>
          </table:table-cell>
          <table:table-cell table:style-name="ce2" office:value-type="string" calcext:value-type="string">
            <text:p>RES SMD 22 OHM 1% 1/16W 040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54,48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Delta Electronics/Cyntec</text:p>
          </table:table-cell>
          <table:table-cell table:style-name="ce2" office:value-type="string" calcext:value-type="string">
            <text:p><text:a xlink:href="https://download.datasheets.com/pdfs/2018/12/14/19/32/22/975901/cyn_/manual/cynts00024-1.pdf" xlink:type="simple">https://download.datasheets.com/pdfs/2018/12/14/19/32/22/975901/cyn_/manual/cynts00024-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311-47JRCT-ND</text:p>
          </table:table-cell>
          <table:table-cell table:style-name="ce5" office:value-type="string" calcext:value-type="string">
            <text:p>RC0402JR-0747RL</text:p>
          </table:table-cell>
          <table:table-cell table:style-name="ce2" office:value-type="string" calcext:value-type="string">
            <text:p>RES 47 OHM 5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536,75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311-120LRCT-ND</text:p>
          </table:table-cell>
          <table:table-cell table:style-name="ce5" office:value-type="string" calcext:value-type="string">
            <text:p>RC0402FR-07120RL</text:p>
          </table:table-cell>
          <table:table-cell table:style-name="ce2" office:value-type="string" calcext:value-type="string">
            <text:p>RES 120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56,17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311-1.0KJRCT-ND</text:p>
          </table:table-cell>
          <table:table-cell table:style-name="ce5" office:value-type="string" calcext:value-type="string">
            <text:p>RC0402JR-071KL</text:p>
          </table:table-cell>
          <table:table-cell table:style-name="ce2" office:value-type="string" calcext:value-type="string">
            <text:p>RES 1K OHM 5% 1/16W 040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800</text:p>
          </table:table-cell>
          <table:table-cell table:style-name="ce2" office:value-type="string" calcext:value-type="string">
            <text:p>$0.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7,485,50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311-2.2KJRCT-ND</text:p>
          </table:table-cell>
          <table:table-cell table:style-name="ce5" office:value-type="string" calcext:value-type="string">
            <text:p>RC0402JR-072K2L</text:p>
          </table:table-cell>
          <table:table-cell table:style-name="ce2" office:value-type="string" calcext:value-type="string">
            <text:p>RES 2.2K OHM 5% 1/16W 040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800</text:p>
          </table:table-cell>
          <table:table-cell table:style-name="ce2" office:value-type="string" calcext:value-type="string">
            <text:p>$0.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18,98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2037-PFR05S-153-FNHCT-ND</text:p>
          </table:table-cell>
          <table:table-cell table:style-name="ce5" office:value-type="string" calcext:value-type="string">
            <text:p>PFR05S-153-FNH</text:p>
          </table:table-cell>
          <table:table-cell table:style-name="ce2" office:value-type="string" calcext:value-type="string">
            <text:p>RES SMD 15 K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024,41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Delta Electronics/Cyntec</text:p>
          </table:table-cell>
          <table:table-cell table:style-name="ce2" office:value-type="string" calcext:value-type="string">
            <text:p><text:a xlink:href="https://download.datasheets.com/pdfs/2018/12/14/19/32/22/975901/cyn_/manual/cynts00024-1.pdf" xlink:type="simple">https://download.datasheets.com/pdfs/2018/12/14/19/32/22/975901/cyn_/manual/cynts00024-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311-20.0KLRCT-ND</text:p>
          </table:table-cell>
          <table:table-cell table:style-name="ce5" office:value-type="string" calcext:value-type="string">
            <text:p>RC0402FR-0720KL</text:p>
          </table:table-cell>
          <table:table-cell table:style-name="ce2" office:value-type="string" calcext:value-type="string">
            <text:p>RES 20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108,95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311-33.0KLRCT-ND</text:p>
          </table:table-cell>
          <table:table-cell table:style-name="ce5" office:value-type="string" calcext:value-type="string">
            <text:p>RC0402FR-0733KL</text:p>
          </table:table-cell>
          <table:table-cell table:style-name="ce2" office:value-type="string" calcext:value-type="string">
            <text:p>RES 33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,166,29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RMCF0402FT100KCT-ND</text:p>
          </table:table-cell>
          <table:table-cell table:style-name="ce5" office:value-type="string" calcext:value-type="string">
            <text:p>RMCF0402FT100K</text:p>
          </table:table-cell>
          <table:table-cell table:style-name="ce2" office:value-type="string" calcext:value-type="string">
            <text:p>RES 100K OHM 1% 1/16W 0402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400</text:p>
          </table:table-cell>
          <table:table-cell table:style-name="ce2" office:value-type="string" calcext:value-type="string">
            <text:p>$0.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,471,31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RMCF0402FT1M54CT-ND</text:p>
          </table:table-cell>
          <table:table-cell table:style-name="ce5" office:value-type="string" calcext:value-type="string">
            <text:p>RMCF0402FT1M54</text:p>
          </table:table-cell>
          <table:table-cell table:style-name="ce2" office:value-type="string" calcext:value-type="string">
            <text:p>RES 1.54M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,27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YAG3151CT-ND</text:p>
          </table:table-cell>
          <table:table-cell table:style-name="ce5" office:value-type="string" calcext:value-type="string">
            <text:p>RC0402FR-07402KL</text:p>
          </table:table-cell>
          <table:table-cell table:style-name="ce2" office:value-type="string" calcext:value-type="string">
            <text:p>RES 402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108,52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RMCF0402FT430KCT-ND</text:p>
          </table:table-cell>
          <table:table-cell table:style-name="ce5" office:value-type="string" calcext:value-type="string">
            <text:p>RMCF0402FT430K</text:p>
          </table:table-cell>
          <table:table-cell table:style-name="ce2" office:value-type="string" calcext:value-type="string">
            <text:p>RES 430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3,300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445-7694-1-ND</text:p>
          </table:table-cell>
          <table:table-cell table:style-name="ce5" office:value-type="string" calcext:value-type="string">
            <text:p>C3216C0G1H104J160AA</text:p>
          </table:table-cell>
          <table:table-cell table:style-name="ce2" office:value-type="string" calcext:value-type="string">
            <text:p>CAP CER 0.1UF 50V C0G 120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59000</text:p>
          </table:table-cell>
          <table:table-cell table:style-name="ce2" office:value-type="string" calcext:value-type="string">
            <text:p>$1.7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9,88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DK Corporation</text:p>
          </table:table-cell>
          <table:table-cell table:style-name="ce2" office:value-type="string" calcext:value-type="string">
            <text:p><text:a xlink:href="https://product.tdk.com/system/files/dam/doc/product/capacitor/ceramic/mlcc/catalog/mlcc_commercial_general_en.pdf" xlink:type="simple">https://product.tdk.com/system/files/dam/doc/product/capacitor/ceramic/mlcc/catalog/mlcc_commercial_general_en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YAG2306CT-ND</text:p>
          </table:table-cell>
          <table:table-cell table:style-name="ce5" office:value-type="string" calcext:value-type="string">
            <text:p>RT0402BRE071KL</text:p>
          </table:table-cell>
          <table:table-cell table:style-name="ce2" office:value-type="string" calcext:value-type="string">
            <text:p>RES SMD 1K OHM 0.1% 1/16W 040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0000</text:p>
          </table:table-cell>
          <table:table-cell table:style-name="ce2" office:value-type="string" calcext:value-type="string">
            <text:p>$0.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5,414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T_1-to-0.01_RoHS_L_13.pdf" xlink:type="simple">https://www.yageo.com/upload/media/product/productsearch/datasheet/rchip/PYu-RT_1-to-0.01_RoHS_L_13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1276-1935-1-ND</text:p>
          </table:table-cell>
          <table:table-cell table:style-name="ce5" office:value-type="string" calcext:value-type="string">
            <text:p>CL10B104KB8NNWC</text:p>
          </table:table-cell>
          <table:table-cell table:style-name="ce2" office:value-type="string" calcext:value-type="string">
            <text:p>CAP CER 0.1UF 50V X7R 060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900</text:p>
          </table:table-cell>
          <table:table-cell table:style-name="ce2" office:value-type="string" calcext:value-type="string">
            <text:p>$0.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073,58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10B104KB8NNWC_Spec.pdf" xlink:type="simple">https://media.digikey.com/pdf/Data%20Sheets/Samsung%20PDFs/CL10B104KB8NNW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1276-1102-1-ND</text:p>
          </table:table-cell>
          <table:table-cell table:style-name="ce5" office:value-type="string" calcext:value-type="string">
            <text:p>CL10A105KA8NNNC</text:p>
          </table:table-cell>
          <table:table-cell table:style-name="ce2" office:value-type="string" calcext:value-type="string">
            <text:p>CAP CER 1UF 25V X5R 060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051,944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amsung Electro-Mechanics</text:p>
          </table:table-cell>
          <table:table-cell table:style-name="ce2" office:value-type="string" calcext:value-type="string">
            <text:p><text:a xlink:href="https://media.digikey.com/pdf/Data%20Sheets/Samsung%20PDFs/CL10A105KA8NNNC_Spec.pdf" xlink:type="simple">https://media.digikey.com/pdf/Data%20Sheets/Samsung%20PDFs/CL10A105KA8NNNC_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160-1423-1-ND</text:p>
          </table:table-cell>
          <table:table-cell table:style-name="ce5" office:value-type="string" calcext:value-type="string">
            <text:p>LTST-C171GKT</text:p>
          </table:table-cell>
          <table:table-cell table:style-name="ce2" office:value-type="string" calcext:value-type="string">
            <text:p>LED GREEN CLEAR CHIP SM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6000</text:p>
          </table:table-cell>
          <table:table-cell table:style-name="ce2" office:value-type="string" calcext:value-type="string">
            <text:p>$0.5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4,62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Lite-On Inc.</text:p>
          </table:table-cell>
          <table:table-cell table:style-name="ce2" office:value-type="string" calcext:value-type="string">
            <text:p><text:a xlink:href="https://media.digikey.com/pdf/Data%20Sheets/Lite-On%20PDFs/LTST-C171GKT.pdf" xlink:type="simple">https://media.digikey.com/pdf/Data%20Sheets/Lite-On%20PDFs/LTST-C171GKT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1830-1081-1-ND</text:p>
          </table:table-cell>
          <table:table-cell table:style-name="ce5" office:value-type="string" calcext:value-type="string">
            <text:p>IN-S85ATA</text:p>
          </table:table-cell>
          <table:table-cell table:style-name="ce2" office:value-type="string" calcext:value-type="string">
            <text:p>LED AMBER CLEAR 0805 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3000</text:p>
          </table:table-cell>
          <table:table-cell table:style-name="ce2" office:value-type="string" calcext:value-type="string">
            <text:p>$0.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,75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Inolux</text:p>
          </table:table-cell>
          <table:table-cell table:style-name="ce2" office:value-type="string" calcext:value-type="string">
            <text:p><text:a xlink:href="https://www.inolux-corp.com/datasheet/SMDLED/Mono%20Color%20Top%20View/IN-S85AT%20Series_V1.1.pdf" xlink:type="simple">https://www.inolux-corp.com/datasheet/SMDLED/Mono%20Color%20Top%20View/IN-S85AT%20Series_V1.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1497-1208-1-ND</text:p>
          </table:table-cell>
          <table:table-cell table:style-name="ce5" office:value-type="string" calcext:value-type="string">
            <text:p>XZUR54W-1</text:p>
          </table:table-cell>
          <table:table-cell table:style-name="ce2" office:value-type="string" calcext:value-type="string">
            <text:p>LED RED CLEAR CHIP SMD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24200</text:p>
          </table:table-cell>
          <table:table-cell table:style-name="ce2" office:value-type="string" calcext:value-type="string">
            <text:p>$2.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,24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unLED</text:p>
          </table:table-cell>
          <table:table-cell table:style-name="ce2" office:value-type="string" calcext:value-type="string">
            <text:p><text:a xlink:href="https://www.sunledusa.com/products/spec/XZUR54W-1.pdf" xlink:type="simple">https://www.sunledusa.com/products/spec/XZUR54W-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1497-1118-1-ND</text:p>
          </table:table-cell>
          <table:table-cell table:style-name="ce5" office:value-type="string" calcext:value-type="string">
            <text:p>XZCBD54W-1</text:p>
          </table:table-cell>
          <table:table-cell table:style-name="ce2" office:value-type="string" calcext:value-type="string">
            <text:p>LED BLUE CLEAR CHIP SM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4000</text:p>
          </table:table-cell>
          <table:table-cell table:style-name="ce2" office:value-type="string" calcext:value-type="string">
            <text:p>$1.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6,78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unLED</text:p>
          </table:table-cell>
          <table:table-cell table:style-name="ce2" office:value-type="string" calcext:value-type="string">
            <text:p><text:a xlink:href="https://www.sunledusa.com/products/spec/XZCBD54W-1.pdf" xlink:type="simple">https://www.sunledusa.com/products/spec/XZCBD54W-1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1N4148WS-FDICT-ND</text:p>
          </table:table-cell>
          <table:table-cell table:style-name="ce5" office:value-type="string" calcext:value-type="string">
            <text:p>1N4148WS-7-F</text:p>
          </table:table-cell>
          <table:table-cell table:style-name="ce2" office:value-type="string" calcext:value-type="string">
            <text:p>DIODE GEN PURP 75V 150MA SOD3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8000</text:p>
          </table:table-cell>
          <table:table-cell table:style-name="ce2" office:value-type="string" calcext:value-type="string">
            <text:p>$0.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43,64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Diodes Incorporated</text:p>
          </table:table-cell>
          <table:table-cell table:style-name="ce2" office:value-type="string" calcext:value-type="string">
            <text:p><text:a xlink:href="https://www.diodes.com/assets/Datasheets/1N4148WS_BAV16WS.pdf" xlink:type="simple">https://www.diodes.com/assets/Datasheets/1N4148WS_BAV16WS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160-1066-ND</text:p>
          </table:table-cell>
          <table:table-cell table:style-name="ce5" office:value-type="string" calcext:value-type="string">
            <text:p>LTA-1000HR</text:p>
          </table:table-cell>
          <table:table-cell table:style-name="ce2" office:value-type="string" calcext:value-type="string">
            <text:p>LED BAR GRAPH 10-SEGMENT RE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1.38000</text:p>
          </table:table-cell>
          <table:table-cell table:style-name="ce2" office:value-type="string" calcext:value-type="string">
            <text:p>$1.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,80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Lite-On Inc.</text:p>
          </table:table-cell>
          <table:table-cell table:style-name="ce2" office:value-type="string" calcext:value-type="string">
            <text:p><text:a xlink:href="https://optoelectronics.liteon.com/upload/download/DS-30-92-0810/LTA-1000HR.pdf" xlink:type="simple">https://optoelectronics.liteon.com/upload/download/DS-30-92-0810/LTA-1000HR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PEC11R-4215F-S0024-ND</text:p>
          </table:table-cell>
          <table:table-cell table:style-name="ce5" office:value-type="string" calcext:value-type="string">
            <text:p>PEC11R-4215F-S0024</text:p>
          </table:table-cell>
          <table:table-cell table:style-name="ce2" office:value-type="string" calcext:value-type="string">
            <text:p>ROTARY ENCODER MECHANICAL 24PP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ay</text:p>
          </table:table-cell>
          <table:table-cell table:style-name="ce2" office:value-type="string" calcext:value-type="string">
            <text:p>2.08000</text:p>
          </table:table-cell>
          <table:table-cell table:style-name="ce2" office:value-type="string" calcext:value-type="string">
            <text:p>$4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,47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Bourns Inc.</text:p>
          </table:table-cell>
          <table:table-cell table:style-name="ce2" office:value-type="string" calcext:value-type="string">
            <text:p><text:a xlink:href="https://www.bourns.com/docs/Product-Datasheets/PEC11R.pdf" xlink:type="simple">https://www.bourns.com/docs/Product-Datasheets/PEC11R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EG5384CT-ND</text:p>
          </table:table-cell>
          <table:table-cell table:style-name="ce5" office:value-type="string" calcext:value-type="string">
            <text:p>TL3365AF180QG</text:p>
          </table:table-cell>
          <table:table-cell table:style-name="ce2" office:value-type="string" calcext:value-type="string">
            <text:p>SWITCH TACTILE SPST-NO 0.05A 12V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34000</text:p>
          </table:table-cell>
          <table:table-cell table:style-name="ce2" office:value-type="string" calcext:value-type="string">
            <text:p>$0.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6,25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<text:a xlink:href="https://sten-eswitch-13110800-production.s3.amazonaws.com/system/asset/product_line/data_sheet/218/TL3365.pdf" xlink:type="simple">https://sten-eswitch-13110800-production.s3.amazonaws.com/system/asset/product_line/data_sheet/218/TL3365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EG4561-ND</text:p>
          </table:table-cell>
          <table:table-cell table:style-name="ce5" office:value-type="string" calcext:value-type="string">
            <text:p>JS5208</text:p>
          </table:table-cell>
          <table:table-cell table:style-name="ce2" office:value-type="string" calcext:value-type="string">
            <text:p>SWITCH NAVIGATION 20MA 15V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3.27000</text:p>
          </table:table-cell>
          <table:table-cell table:style-name="ce2" office:value-type="string" calcext:value-type="string">
            <text:p>$3.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,424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E-Switch</text:p>
          </table:table-cell>
          <table:table-cell table:style-name="ce2" office:value-type="string" calcext:value-type="string">
            <text:p><text:a xlink:href="https://media.digikey.com/PDF/Data%20Sheets/E-Switch%20PDFs/JS5208%20Series.pdf" xlink:type="simple">https://media.digikey.com/PDF/Data%20Sheets/E-Switch%20PDFs/JS5208%20Series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497-5743-1-ND</text:p>
          </table:table-cell>
          <table:table-cell table:style-name="ce5" office:value-type="string" calcext:value-type="string">
            <text:p>STP16CP05MTR</text:p>
          </table:table-cell>
          <table:table-cell table:style-name="ce2" office:value-type="string" calcext:value-type="string">
            <text:p>IC LED DRIVER LINEAR 100MA 24SO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2.24000</text:p>
          </table:table-cell>
          <table:table-cell table:style-name="ce2" office:value-type="string" calcext:value-type="string">
            <text:p>$2.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3,27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<text:a xlink:href="https://www.st.com/content/ccc/resource/technical/document/datasheet/f2/92/00/f9/dd/4a/43/22/CD00126634.pdf/files/CD00126634.pdf/jcr:content/translations/en.CD00126634.pdf" xlink:type="simple">https://www.st.com/content/ccc/resource/technical/document/datasheet/f2/92/00/f9/dd/4a/43/22/CD00126634.pdf/files/CD00126634.pdf/jcr:content/translations/en.CD00126634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296-29677-1-ND</text:p>
          </table:table-cell>
          <table:table-cell table:style-name="ce5" office:value-type="string" calcext:value-type="string">
            <text:p>TPL0401B-10DCKR</text:p>
          </table:table-cell>
          <table:table-cell table:style-name="ce2" office:value-type="string" calcext:value-type="string">
            <text:p>IC DGTL POT 10KOHM 128TAP SC70-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.28000</text:p>
          </table:table-cell>
          <table:table-cell table:style-name="ce2" office:value-type="string" calcext:value-type="string">
            <text:p>$1.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,55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tpl0401b-10" xlink:type="simple">https://www.ti.com/general/docs/suppproductinfo.tsp?distId=10&amp;gotoUrl=https%3A%2F%2Fwww.ti.com%2Flit%2Fgpn%2Ftpl0401b-10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296-27353-1-ND</text:p>
          </table:table-cell>
          <table:table-cell table:style-name="ce5" office:value-type="string" calcext:value-type="string">
            <text:p>SN74AUP2G04DCKR</text:p>
          </table:table-cell>
          <table:table-cell table:style-name="ce2" office:value-type="string" calcext:value-type="string">
            <text:p>IC INVERTER 2CH 2-INP SC70-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61000</text:p>
          </table:table-cell>
          <table:table-cell table:style-name="ce2" office:value-type="string" calcext:value-type="string">
            <text:p>$0.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0,210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<text:a xlink:href="https://www.ti.com/general/docs/suppproductinfo.tsp?distId=10&amp;gotoUrl=https%3A%2F%2Fwww.ti.com%2Flit%2Fgpn%2Fsn74aup2g04" xlink:type="simple">https://www.ti.com/general/docs/suppproductinfo.tsp?distId=10&amp;gotoUrl=https%3A%2F%2Fwww.ti.com%2Flit%2Fgpn%2Fsn74aup2g04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2073-MEM2061-01-188-00-ACT-ND</text:p>
          </table:table-cell>
          <table:table-cell table:style-name="ce5" office:value-type="string" calcext:value-type="string">
            <text:p>MEM2061-01-188-00-A</text:p>
          </table:table-cell>
          <table:table-cell table:style-name="ce2" office:value-type="string" calcext:value-type="string">
            <text:p>MICRO SD PUSH PUSH, CLOSED, SMT,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1.20000</text:p>
          </table:table-cell>
          <table:table-cell table:style-name="ce2" office:value-type="string" calcext:value-type="string">
            <text:p>$1.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,727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GCT</text:p>
          </table:table-cell>
          <table:table-cell table:style-name="ce2" office:value-type="string" calcext:value-type="string">
            <text:p><text:a xlink:href="https://gct.co/files/specs/mem2061-spec.pdf" xlink:type="simple">https://gct.co/files/specs/mem2061-spec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2007-APC-817A1-SLCT-ND</text:p>
          </table:table-cell>
          <table:table-cell table:style-name="ce5" office:value-type="string" calcext:value-type="string">
            <text:p>APC-817A1-SL</text:p>
          </table:table-cell>
          <table:table-cell table:style-name="ce2" office:value-type="string" calcext:value-type="string">
            <text:p>OPTOISOLATOR 5KV 1CH TRANS 4SM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0.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7,39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American Bright Optoelectronics Corporation</text:p>
          </table:table-cell>
          <table:table-cell table:style-name="ce2" office:value-type="string" calcext:value-type="string">
            <text:p><text:a xlink:href="https://www.americanbrightled.com/pdffiles/ir-uv/ir/APC-817.pdf" xlink:type="simple">https://www.americanbrightled.com/pdffiles/ir-uv/ir/APC-817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311-300LRCT-ND</text:p>
          </table:table-cell>
          <table:table-cell table:style-name="ce5" office:value-type="string" calcext:value-type="string">
            <text:p>RC0402FR-07300RL</text:p>
          </table:table-cell>
          <table:table-cell table:style-name="ce2" office:value-type="string" calcext:value-type="string">
            <text:p>RES 300 OHM 1% 1/16W 040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500</text:p>
          </table:table-cell>
          <table:table-cell table:style-name="ce2" office:value-type="string" calcext:value-type="string">
            <text:p>$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,210,508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RMCF0402FT4K70CT-ND</text:p>
          </table:table-cell>
          <table:table-cell table:style-name="ce5" office:value-type="string" calcext:value-type="string">
            <text:p>RMCF0402FT4K70</text:p>
          </table:table-cell>
          <table:table-cell table:style-name="ce2" office:value-type="string" calcext:value-type="string">
            <text:p>RES 4.7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,929,713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Stackpole Electronics Inc</text:p>
          </table:table-cell>
          <table:table-cell table:style-name="ce2" office:value-type="string" calcext:value-type="string">
            <text:p><text:a xlink:href="https://www.seielect.com/Catalog/SEI-RMCF_RMCP.pdf" xlink:type="simple">https://www.seielect.com/Catalog/SEI-RMCF_RMCP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1292-WR04X221JTLCT-ND</text:p>
          </table:table-cell>
          <table:table-cell table:style-name="ce5" office:value-type="string" calcext:value-type="string">
            <text:p>WR04X221 JTL</text:p>
          </table:table-cell>
          <table:table-cell table:style-name="ce2" office:value-type="string" calcext:value-type="string">
            <text:p>RES 220 OHM 5% 1/16W 04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0,34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Walsin Technology Corporation</text:p>
          </table:table-cell>
          <table:table-cell table:style-name="ce2" office:value-type="string" calcext:value-type="string">
            <text:p><text:a xlink:href="http://www.passivecomponent.com/wp-content/uploads/chipR/ASC_WR.pdf" xlink:type="simple">http://www.passivecomponent.com/wp-content/uploads/chipR/ASC_WR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13-RC0402FR-13560RLCT-ND</text:p>
          </table:table-cell>
          <table:table-cell table:style-name="ce5" office:value-type="string" calcext:value-type="string">
            <text:p>RC0402FR-13560RL</text:p>
          </table:table-cell>
          <table:table-cell table:style-name="ce2" office:value-type="string" calcext:value-type="string">
            <text:p>RES 560 OHM 1% 1/16W 04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500</text:p>
          </table:table-cell>
          <table:table-cell table:style-name="ce2" office:value-type="string" calcext:value-type="string">
            <text:p>$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65,97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311-620LRCT-ND</text:p>
          </table:table-cell>
          <table:table-cell table:style-name="ce5" office:value-type="string" calcext:value-type="string">
            <text:p>RC0402FR-07620RL</text:p>
          </table:table-cell>
          <table:table-cell table:style-name="ce2" office:value-type="string" calcext:value-type="string">
            <text:p>RES 620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19,18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YAG3036CT-ND</text:p>
          </table:table-cell>
          <table:table-cell table:style-name="ce5" office:value-type="string" calcext:value-type="string">
            <text:p>RC0402FR-071K3L</text:p>
          </table:table-cell>
          <table:table-cell table:style-name="ce2" office:value-type="string" calcext:value-type="string">
            <text:p>RES 1.3K OHM 1% 1/16W 040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31,63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311-47.0KLRCT-ND</text:p>
          </table:table-cell>
          <table:table-cell table:style-name="ce5" office:value-type="string" calcext:value-type="string">
            <text:p>RC0402FR-0747KL</text:p>
          </table:table-cell>
          <table:table-cell table:style-name="ce2" office:value-type="string" calcext:value-type="string">
            <text:p>RES 47K OHM 1% 1/16W 040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01500</text:p>
          </table:table-cell>
          <table:table-cell table:style-name="ce2" office:value-type="string" calcext:value-type="string">
            <text:p>$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936,36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C_Group_51_RoHS_L_12.pdf" xlink:type="simple">https://www.yageo.com/upload/media/product/productsearch/datasheet/rchip/PYu-RC_Group_51_RoHS_L_12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490-GRM31C5C1E224JE02LCT-ND</text:p>
          </table:table-cell>
          <table:table-cell table:style-name="ce5" office:value-type="string" calcext:value-type="string">
            <text:p>GRM31C5C1E224JE02L</text:p>
          </table:table-cell>
          <table:table-cell table:style-name="ce2" office:value-type="string" calcext:value-type="string">
            <text:p>CAP CER 0.22UF 25V C0G/NP0 120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45000</text:p>
          </table:table-cell>
          <table:table-cell table:style-name="ce2" office:value-type="string" calcext:value-type="string">
            <text:p>$0.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,955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<text:a xlink:href="https://search.murata.co.jp/Ceramy/image/img/A01X/G101/ENG/GRM31C5C1E224JE02-01A.pdf" xlink:type="simple">https://search.murata.co.jp/Ceramy/image/img/A01X/G101/ENG/GRM31C5C1E224JE02-01A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13-RE1206FRE0710KLCT-ND</text:p>
          </table:table-cell>
          <table:table-cell table:style-name="ce5" office:value-type="string" calcext:value-type="string">
            <text:p>RE1206FRE0710KL</text:p>
          </table:table-cell>
          <table:table-cell table:style-name="ce2" office:value-type="string" calcext:value-type="string">
            <text:p>RES SMD 10K OHM 1% 1/4W 120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 Tape (CT)</text:p>
          </table:table-cell>
          <table:table-cell table:style-name="ce2" office:value-type="string" calcext:value-type="string">
            <text:p>0.10000</text:p>
          </table:table-cell>
          <table:table-cell table:style-name="ce2" office:value-type="string" calcext:value-type="string">
            <text:p>$0.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3,766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<text:a xlink:href="https://www.yageo.com/upload/media/product/productsearch/datasheet/rchip/PYu-RE_105_RoHS_L_6.pdf" xlink:type="simple">https://www.yageo.com/upload/media/product/productsearch/datasheet/rchip/PYu-RE_105_RoHS_L_6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36-5000-ND</text:p>
          </table:table-cell>
          <table:table-cell table:style-name="ce5" office:value-type="string" calcext:value-type="string">
            <text:p>5000</text:p>
          </table:table-cell>
          <table:table-cell table:style-name="ce2" office:value-type="string" calcext:value-type="string">
            <text:p>PC TEST POINT MINIATURE RED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1.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64,542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<text:a xlink:href="https://www.keyelco.com/userAssets/file/M65p56.pdf" xlink:type="simple">https://www.keyelco.com/userAssets/file/M65p56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36-5001-ND</text:p>
          </table:table-cell>
          <table:table-cell table:style-name="ce5" office:value-type="string" calcext:value-type="string">
            <text:p>5001</text:p>
          </table:table-cell>
          <table:table-cell table:style-name="ce2" office:value-type="string" calcext:value-type="string">
            <text:p>PC TEST POINT MINIATURE BLAC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0.4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57,999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<text:a xlink:href="https://www.keyelco.com/userAssets/file/M65p56.pdf" xlink:type="simple">https://www.keyelco.com/userAssets/file/M65p56.pdf</text:a></text:p>
          </table:table-cell>
          <table:table-cell table:number-columns-repeated="16368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36-5002-ND</text:p>
          </table:table-cell>
          <table:table-cell table:style-name="ce5" office:value-type="string" calcext:value-type="string">
            <text:p>5002</text:p>
          </table:table-cell>
          <table:table-cell table:style-name="ce2" office:value-type="string" calcext:value-type="string">
            <text:p>PC TEST POINT MINIATURE WHITE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ulk</text:p>
          </table:table-cell>
          <table:table-cell table:style-name="ce2" office:value-type="string" calcext:value-type="string">
            <text:p>0.42000</text:p>
          </table:table-cell>
          <table:table-cell table:style-name="ce2" office:value-type="string" calcext:value-type="string">
            <text:p>$1.6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,539,861</text:p>
          </table:table-cell>
          <table:table-cell table:style-name="ce2" office:value-type="string" calcext:value-type="string">
            <text:p>In Stock</text:p>
          </table:table-cell>
          <table:table-cell table:style-name="ce2"/>
          <table:table-cell table:style-name="ce2" office:value-type="string" calcext:value-type="string">
            <text:p>Keystone Electronics</text:p>
          </table:table-cell>
          <table:table-cell table:style-name="ce2" office:value-type="string" calcext:value-type="string">
            <text:p><text:a xlink:href="https://www.keyelco.com/userAssets/file/M65p56.pdf" xlink:type="simple">https://www.keyelco.com/userAssets/file/M65p56.pdf</text:a></text:p>
          </table:table-cell>
          <table:table-cell table:number-columns-repeated="16368"/>
        </table:table-row>
        <table:table-row table:style-name="ro2" table:number-rows-repeated="1048480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y_20_Lists_20_Worksheet" style:display-name="PageStyle_My Lists Work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9T03:29:34.184000000</dc:date>
    <meta:editing-duration>PT8M16S</meta:editing-duration>
    <meta:editing-cycles>2</meta:editing-cycles>
    <meta:generator>LibreOffice/7.5.2.2$Windows_X86_64 LibreOffice_project/53bb9681a964705cf672590721dbc85eb4d0c3a2</meta:generator>
    <meta:document-statistic meta:table-count="1" meta:cell-count="1331" meta:object-count="0"/>
  </office:meta>
</office:document-meta>
</file>